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erif" fo:font-size="18pt" fo:font-weight="bold" officeooo:rsid="0020c45b" officeooo:paragraph-rsid="0020c45b" style:font-name-asian="Noto Serif CJK SC" style:font-size-asian="18pt" style:font-weight-asian="bold" style:font-name-complex="Lohit Devanagari" style:font-size-complex="18pt" style:font-weight-complex="bold"/>
    </style:style>
    <style:style style:name="P2" style:family="paragraph" style:parent-style-name="Preformatted_20_Text">
      <style:text-properties officeooo:rsid="0019ace5" officeooo:paragraph-rsid="0019ace5"/>
    </style:style>
    <style:style style:name="P3" style:family="paragraph" style:parent-style-name="Text_20_body">
      <style:text-properties officeooo:rsid="0017b731" officeooo:paragraph-rsid="0017b731"/>
    </style:style>
    <style:style style:name="P4" style:family="paragraph" style:parent-style-name="Text_20_body">
      <style:text-properties officeooo:rsid="0018af0a" officeooo:paragraph-rsid="0018af0a"/>
    </style:style>
    <style:style style:name="P5" style:family="paragraph" style:parent-style-name="Text_20_body">
      <style:text-properties officeooo:rsid="0019ace5" officeooo:paragraph-rsid="0019ace5"/>
    </style:style>
    <style:style style:name="P6" style:family="paragraph" style:parent-style-name="Text_20_body">
      <style:text-properties officeooo:rsid="001b5d54" officeooo:paragraph-rsid="001b5d54"/>
    </style:style>
    <style:style style:name="P7" style:family="paragraph" style:parent-style-name="Text_20_body">
      <style:text-properties officeooo:rsid="001ca1e3" officeooo:paragraph-rsid="001ca1e3"/>
    </style:style>
    <style:style style:name="P8" style:family="paragraph" style:parent-style-name="Text_20_body">
      <style:text-properties officeooo:rsid="001ea0a6" officeooo:paragraph-rsid="001ea0a6"/>
    </style:style>
    <style:style style:name="P9" style:family="paragraph" style:parent-style-name="Text_20_body">
      <style:text-properties officeooo:paragraph-rsid="00203d6d"/>
    </style:style>
    <style:style style:name="P10" style:family="paragraph" style:parent-style-name="Text_20_body">
      <style:text-properties officeooo:paragraph-rsid="0017b731"/>
    </style:style>
    <style:style style:name="P11" style:family="paragraph" style:parent-style-name="Text_20_body">
      <style:text-properties fo:font-weight="bold" officeooo:rsid="001ca1e3" officeooo:paragraph-rsid="001ca1e3" style:font-weight-asian="bold" style:font-weight-complex="bold"/>
    </style:style>
    <style:style style:name="P12" style:family="paragraph" style:parent-style-name="Text_20_body">
      <style:text-properties fo:font-weight="bold" officeooo:rsid="001b5d54" officeooo:paragraph-rsid="001b5d54" style:font-weight-asian="bold" style:font-weight-complex="bold"/>
    </style:style>
    <style:style style:name="P13" style:family="paragraph" style:parent-style-name="Text_20_body">
      <style:text-properties officeooo:rsid="00203d6d" officeooo:paragraph-rsid="00203d6d"/>
    </style:style>
    <style:style style:name="P14" style:family="paragraph" style:parent-style-name="Text_20_body">
      <style:paragraph-properties fo:break-before="page"/>
      <style:text-properties officeooo:rsid="00203d6d" officeooo:paragraph-rsid="00203d6d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rsid="0019aa2d" officeooo:paragraph-rsid="0025fad0"/>
    </style:style>
    <style:style style:name="P16" style:family="paragraph" style:parent-style-name="Text_20_body">
      <style:text-properties officeooo:rsid="0019ace5" officeooo:paragraph-rsid="0019ace5"/>
    </style:style>
    <style:style style:name="P17" style:family="paragraph" style:parent-style-name="Text_20_body">
      <style:text-properties officeooo:rsid="0019ace5" officeooo:paragraph-rsid="0025fad0"/>
    </style:style>
    <style:style style:name="P18" style:family="paragraph" style:parent-style-name="Text_20_body">
      <style:text-properties officeooo:rsid="001ea0a6" officeooo:paragraph-rsid="001ea0a6"/>
    </style:style>
    <style:style style:name="P19" style:family="paragraph" style:parent-style-name="Text_20_body">
      <style:text-properties officeooo:rsid="00259a7d" officeooo:paragraph-rsid="00259a7d"/>
    </style:style>
    <style:style style:name="P20" style:family="paragraph" style:parent-style-name="Text_20_body">
      <style:text-properties officeooo:rsid="001ca1e3" officeooo:paragraph-rsid="001ca1e3"/>
    </style:style>
    <style:style style:name="T1" style:family="text">
      <style:text-properties officeooo:rsid="0017b731"/>
    </style:style>
    <style:style style:name="T2" style:family="text">
      <style:text-properties fo:font-style="italic" officeooo:rsid="0017b731" style:font-style-asian="italic" style:font-style-complex="italic"/>
    </style:style>
    <style:style style:name="T3" style:family="text">
      <style:text-properties fo:font-style="normal" officeooo:rsid="0017b731" style:font-style-asian="normal" style:font-style-complex="normal"/>
    </style:style>
    <style:style style:name="T4" style:family="text">
      <style:text-properties officeooo:rsid="00203d6d"/>
    </style:style>
    <style:style style:name="T5" style:family="text">
      <style:text-properties officeooo:rsid="0021fe68"/>
    </style:style>
    <style:style style:name="T6" style:family="text">
      <style:text-properties officeooo:rsid="00229886"/>
    </style:style>
    <style:style style:name="T7" style:family="text">
      <style:text-properties officeooo:rsid="0025f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Instalar o laravel em um subdiretório do servidor</text:h>
      <text:p text:style-name="P9"><text:span text:style-name="Strong_20_Emphasis"/></text:p>
      <text:p text:style-name="P9"><text:span text:style-name="Strong_20_Emphasis"><text:span text:style-name="T4">Instalo o laravel em</text:span></text:span></text:p>
      <text:p text:style-name="P9"><text:span text:style-name="Strong_20_Emphasis">/</text:span><text:span text:style-name="Strong_20_Emphasis"><text:span text:style-name="T4">var/www/html/laravel-</text:span></text:span><text:span text:style-name="Strong_20_Emphasis"><text:span text:style-name="T7">acl</text:span></text:span></text:p>
      <text:p text:style-name="P10"><text:span text:style-name="T1">cd </text:span><text:span text:style-name="T2">var</text:span><text:span text:style-name="T3">www/html</text:span></text:p>
      <text:p text:style-name="P3">sudo mv laravel-<text:span text:style-name="T7">acl</text:span> ../</text:p>
      <text:p text:style-name="P4">cd ..</text:p>
      <text:p text:style-name="P15">ln -s /var/www/laravel<text:span text:style-name="T1">-</text:span><text:span text:style-name="T7">acl</text:span>/public /var/www/html</text:p>
      <text:p text:style-name="P5">cd /var/www/html/public</text:p>
      <text:p text:style-name="P5">rm storage</text:p>
      <text:p text:style-name="P17">cd /var/www/laravel<text:span text:style-name="T1">-</text:span><text:span text:style-name="T7">acl</text:span></text:p>
      <text:p text:style-name="P6">npm install &amp;&amp; npm run dev <text:span text:style-name="T5">$$ npm audit fix</text:span></text:p>
      <text:p text:style-name="P2"><text:span text:style-name="Source_20_Text">php artisan storage:link</text:span></text:p>
      <text:p text:style-name="P5"/>
      <text:p text:style-name="P11">copiar de /var/www/laravel/public para /var/www/html:</text:p>
      <text:p text:style-name="P7">- css</text:p>
      <text:p text:style-name="P7">- js</text:p>
      <text:p text:style-name="P7">- <text:span text:style-name="T7">img</text:span></text:p>
      <text:p text:style-name="P7">- favicon.ico</text:p>
      <text:p text:style-name="P12">Criar o banco e configurar <text:span text:style-name="T4">juntamente com outros parâmetros:</text:span></text:p>
      <text:p text:style-name="P6">nano .env</text:p>
      <text:p text:style-name="P8">APP_ENV=production</text:p>
      <text:p text:style-name="P8">Abaixo alterei alguns dígitos</text:p>
      <text:p text:style-name="P8">APP_KEY=base64:xf3uGNQxDnb+mRHuujylzI5nf1KxMzxDmGtzvauwb2c=</text:p>
      <text:p text:style-name="P8">APP_DEBUG=false</text:p>
      <text:p text:style-name="P8">APP_URL=<text:a xlink:type="simple" xlink:href="https://ribamar.net.br/" text:style-name="Internet_20_link" text:visited-style-name="Visited_20_Internet_20_Link">https://ribamar.net.br</text:a></text:p>
      <text:p text:style-name="P19">cw</text:p>
      <text:p text:style-name="P19">rm index.html</text:p>
      <text:p text:style-name="P13">Criei /var/www/html/index.php contendo</text:p>
      <text:p text:style-name="P13">&lt;?php</text:p>
      <text:p text:style-name="P13">header('location:<text:span text:style-name="T6">public</text:span>');</text:p>
      <text:p text:style-name="P13"/>
      <text:p text:style-name="P14">Acessar </text:p>
      <text:p text:style-name="P13">https://ribamar.net.br</text:p>
      <text:p text:style-name="P8"/>
      <text:p text:style-name="Standard"><text:a xlink:type="simple" xlink:href="https://help.hostoo.io/article/como-criar-um-link-simbolico-para-laravel/" text:style-name="Internet_20_link" text:visited-style-name="Visited_20_Internet_20_Link">https://help.hostoo.io/article/como-criar-um-link-simbolico-para-laravel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1:46:58.507502876</meta:creation-date>
    <dc:date>2021-05-19T18:07:30.326936555</dc:date>
    <meta:editing-duration>PT1H12M42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32" meta:word-count="87" meta:character-count="793" meta:non-whitespace-character-count="737"/>
  </office:meta>
</office:document-meta>
</file>